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60e5" officeooo:paragraph-rsid="000160e5"/>
    </style:style>
    <style:style style:name="P2" style:family="paragraph" style:parent-style-name="Standard" style:list-style-name="L1">
      <style:text-properties officeooo:rsid="000160e5" officeooo:paragraph-rsid="000160e5"/>
    </style:style>
    <style:style style:name="P3" style:family="paragraph" style:parent-style-name="Standard" style:list-style-name="L1">
      <style:text-properties officeooo:rsid="000160e5" officeooo:paragraph-rsid="00028090"/>
    </style:style>
    <style:style style:name="P4" style:family="paragraph" style:parent-style-name="Standard">
      <style:text-properties officeooo:paragraph-rsid="000160e5"/>
    </style:style>
    <style:style style:name="T1" style:family="text">
      <style:text-properties officeooo:rsid="000160e5"/>
    </style:style>
    <style:style style:name="T2" style:family="text">
      <style:text-properties officeooo:rsid="00023680"/>
    </style:style>
    <style:style style:name="T3" style:family="text">
      <style:text-properties officeooo:rsid="00028090"/>
    </style:style>
    <style:style style:name="T4"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yland Atkins</text:p>
      <text:p text:style-name="P1">Back2Back</text:p>
      <text:p text:style-name="P1"/>
      <text:p text:style-name="P1">Data Structures</text:p>
      <text:p text:style-name="P1"/>
      <text:p text:style-name="P4"><text:span text:style-name="T1">The data structures I used were </text:span></text:p>
      <text:list xml:id="list584301986721102815" text:style-name="L1">
        <text:list-item>
          <text:p text:style-name="P2"><text:span text:style-name="T3">A </text:span><text:span text:style-name="T4">b2bPiece</text:span> class to represent <text:span text:style-name="T3">each </text:span>piece.</text:p>
          <text:list>
            <text:list-item>
              <text:p text:style-name="P2">2D <text:span text:style-name="T3">N</text:span>umpy arrays <text:span text:style-name="T3">within this </text:span>to represent piece and make rot90 easier <text:span text:style-name="T3">to use.</text:span></text:p>
            </text:list-item>
          </text:list>
        </text:list-item>
        <text:list-item>
          <text:p text:style-name="P3">2, 2D arrays to represent each side of the board <text:span text:style-name="T3">(2 for the front, 2 for the back, </text:span>I now realize using this was excessive<text:span text:style-name="T3">)</text:span>.</text:p>
          <text:list>
            <text:list-item>
              <text:p text:style-name="P2">One <text:span text:style-name="T3">N</text:span>umpy array to <text:span text:style-name="T3">hold the depth of each location on the board (0, 1 or 2. Zero being empty, one being full, and 2 being full on the opposite side only).</text:span></text:p>
            </text:list-item>
            <text:list-item>
              <text:p text:style-name="P2">One 2D array of “pieces.” <text:span text:style-name="T3">A </text:span>2D, one unit array for each location on the board--<text:span text:style-name="T3">[ [ 0 ] ] or [ [ 1 ] ]. I used 2D here to make implementation smoother in conjunction with the actual game pieces.</text:span></text:p>
            </text:list-item>
          </text:list>
        </text:list-item>
      </text:list>
      <text:p text:style-name="P1"/>
      <text:p text:style-name="P1"/>
      <text:p text:style-name="P1">Heuristics</text:p>
      <text:p text:style-name="P1"/>
      <text:p text:style-name="P1"><text:tab/>Considering that the fastest way to reach a solution is to place each piece on the board with zero mis-steps, so that 11 moves are made, an admissible heuristic would <text:span text:style-name="T2">not ov</text:span>erestimate this. S<text:span text:style-name="T2">ince </text:span>our search depth is 11, <text:span text:style-name="T2">we have an upper bound of 11 moves, or 11-number of pieces placed, on our heuristic. But because we cannot get to the goal state faster than 11 moves (i.e. we cannot place two pieces in one move) we have a lower bound of 11 moves, or 11-number of pieces placed. So our heuristic must match or beat this. Since we technically cannot beat it, our heuristic is 11-# pieces already plac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2T07:49:07.604670732</meta:creation-date>
    <dc:date>2016-09-12T08:29:14.001932568</dc:date>
    <meta:editing-duration>PT7M25S</meta:editing-duration>
    <meta:editing-cycles>1</meta:editing-cycles>
    <meta:document-statistic meta:table-count="0" meta:image-count="0" meta:object-count="0" meta:page-count="1" meta:paragraph-count="11" meta:word-count="248" meta:character-count="1277" meta:non-whitespace-character-count="1044"/>
    <meta:generator>LibreOffice/4.2.8.2$Linux_X86_64 LibreOffice_project/420m0$Build-2</meta:generator>
  </office:meta>
</office:document-meta>
</file>